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tent-font" svg:font-family="Content-font, Roboto, sans-serif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text-align="center" style:justify-single-word="false"/>
      <style:text-properties officeooo:rsid="00145922" officeooo:paragraph-rsid="00145922"/>
    </style:style>
    <style:style style:name="P6" style:family="paragraph" style:parent-style-name="Text_20_body">
      <style:paragraph-properties fo:margin-top="0in" fo:margin-bottom="0in" loext:contextual-spacing="false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style:font-name="Content-font" fo:font-size="12pt" fo:letter-spacing="normal" fo:font-style="normal" fo:font-weight="normal"/>
    </style:style>
    <style:style style:name="P8" style:family="paragraph" style:parent-style-name="Preformatted_20_Text">
      <style:paragraph-properties fo:margin-top="0in" fo:margin-bottom="0.1965in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lass 1 (Support, instance, Element)</text:p>
      <text:p text:style-name="Text_20_body"/>
      <text:p text:style-name="Text_20_body"/>
      <text:p text:style-name="Text_20_body">what is vue js ?</text:p>
      <text:p text:style-name="Text_20_body">‌</text:p>
      <text:p text:style-name="Text_20_body">vue js a javascript framework.</text:p>
      <text:p text:style-name="Text_20_body">‌</text:p>
      <text:p text:style-name="Text_20_body">what will do using vue js ?</text:p>
      <text:p text:style-name="Text_20_body">‌</text:p>
      <text:p text:style-name="Text_20_body">Single page application develop korbo .</text:p>
      <text:p text:style-name="Text_20_body">‌</text:p>
      <text:p text:style-name="Text_20_body">using vue js we make Non Prograssive app .</text:p>
      <text:p text:style-name="Text_20_body">‌</text:p>
      <text:p text:style-name="Text_20_body">file size is very small .</text:p>
      <text:p text:style-name="Text_20_body">‌</text:p>
      <text:p text:style-name="Text_20_body">We need some Extension for vue Js</text:p>
      <text:p text:style-name="Text_20_body">‌</text:p>
      <text:list xml:id="list336315385" text:style-name="L2">
        <text:list-item>
          <text:p text:style-name="P2">Live Servers</text:p>
        </text:list-item>
        <text:list-item>
          <text:p text:style-name="P2">Vitur</text:p>
        </text:list-item>
      </text:list>
      <text:p text:style-name="Text_20_body">‌</text:p>
      <text:p text:style-name="Text_20_body">***********************************************************************************</text:p>
      <text:p text:style-name="Text_20_body">‌</text:p>
      <text:p text:style-name="Text_20_body">Vue Js </text:p>
      <text:p text:style-name="P6"><text:a xlink:type="simple" xlink:href="https://vuejs.org/" office:target-frame-name="_blank" xlink:show="new" text:style-name="Internet_20_link" text:visited-style-name="Visited_20_Internet_20_Link">Vue.js</text:a></text:p>
      <text:p text:style-name="P6"><text:a xlink:type="simple" xlink:href="https://vuejs.org/" office:target-frame-name="_blank" xlink:show="new" text:style-name="Internet_20_link" text:visited-style-name="Visited_20_Internet_20_Link">Vue.js - The Progressive JavaScript Framework</text:a></text:p>
      <text:p text:style-name="P6"><text:a xlink:type="simple" xlink:href="https://vuejs.org/" office:target-frame-name="_blank" xlink:show="new" text:style-name="Internet_20_link" text:visited-style-name="Visited_20_Internet_20_Link">vuejs.org</text:a></text:p>
      <text:p text:style-name="P7">Enter a caption (optional)</text:p>
      <text:p text:style-name="Text_20_body">‌</text:p>
      <text:p text:style-name="Text_20_body">we use cdn of VueJs</text:p>
      <text:p text:style-name="Text_20_body">exit: Ctrl+↩</text:p>
      <text:p text:style-name="P8">&lt;script src="https://cdn.jsdelivr.net/npm/vue/dist/vue.js"&gt;&lt;/script&gt;</text:p>
      <text:p text:style-name="Text_20_body">‌</text:p>
      <text:p text:style-name="Text_20_body"><text:soft-page-break/>now,</text:p>
      <text:p text:style-name="Text_20_body">‌</text:p>
      <text:p text:style-name="Text_20_body">vue Js ar sokol component thake akta element er vitore .</text:p>
      <text:p text:style-name="P6"><text:a xlink:type="simple" xlink:href="https://index.html/" office:target-frame-name="_blank" xlink:show="new" text:style-name="Internet_20_link" text:visited-style-name="Visited_20_Internet_20_Link">https://index.html</text:a></text:p>
      <text:p text:style-name="P6"><text:a xlink:type="simple" xlink:href="https://index.html/" office:target-frame-name="_blank" xlink:show="new" text:style-name="Internet_20_link" text:visited-style-name="Visited_20_Internet_20_Link">index.html</text:a></text:p>
      <text:p text:style-name="P7">Enter a caption (optional)</text:p>
      <text:p text:style-name="Text_20_body">‌</text:p>
      <text:p text:style-name="Text_20_body"><text:span text:style-name="Source_20_Text">&lt;div id="app"&gt;</text:span></text:p>
      <text:p text:style-name="Text_20_body">‌</text:p>
      <text:p text:style-name="Text_20_body"><text:span text:style-name="Source_20_Text">&lt;h2&gt;{{ name }}&lt;/h2&gt;</text:span></text:p>
      <text:p text:style-name="Text_20_body">‌</text:p>
      <text:p text:style-name="Text_20_body"><text:span text:style-name="Source_20_Text">&lt;/div&gt;</text:span></text:p>
      <text:p text:style-name="Text_20_body">‌</text:p>
      <text:list xml:id="list1854889100" text:style-name="L3">
        <text:list-item>
          <text:p text:style-name="P3"><text:span text:style-name="Source_20_Text">ekhane app holo full element . vue js holo element niye kaj kore .</text:span></text:p>
        </text:list-item>
      </text:list>
      <text:p text:style-name="Text_20_body">‌</text:p>
      <text:p text:style-name="Text_20_body"><text:span text:style-name="Source_20_Text">var name = new Vue ({</text:span></text:p>
      <text:p text:style-name="Text_20_body">‌</text:p>
      <text:p text:style-name="Text_20_body"><text:span text:style-name="Source_20_Text">el:'#app',</text:span></text:p>
      <text:p text:style-name="Text_20_body">‌</text:p>
      <text:p text:style-name="Text_20_body"><text:span text:style-name="Source_20_Text">data:{</text:span></text:p>
      <text:p text:style-name="Text_20_body">‌</text:p>
      <text:p text:style-name="Text_20_body"><text:span text:style-name="Source_20_Text">name:'nazmul'</text:span></text:p>
      <text:p text:style-name="Text_20_body">‌</text:p>
      <text:p text:style-name="Text_20_body"><text:span text:style-name="Source_20_Text">}</text:span></text:p>
      <text:p text:style-name="Text_20_body">‌</text:p>
      <text:p text:style-name="Text_20_body"><text:span text:style-name="Source_20_Text">});</text:span></text:p>
      <text:p text:style-name="Text_20_body">‌</text:p>
      <text:list xml:id="list3196455827" text:style-name="L4">
        <text:list-item>
          <text:p text:style-name="P4"><text:span text:style-name="Source_20_Text">var name = new Vue , name eikhane just akta name amara ja issa oita i </text:span></text:p>
        </text:list-item>
      </text:list>
      <text:p text:style-name="Text_20_body">‌</text:p>
      <text:p text:style-name="Text_20_body"><text:span text:style-name="Source_20_Text">dite pari .</text:span></text:p>
      <text:p text:style-name="Text_20_body">‌</text:p>
      <text:p text:style-name="Text_20_body"><text:soft-page-break/><text:span text:style-name="Source_20_Text">2. el:'#app' , amra jei element er vitor kaj korbo .</text:span></text:p>
      <text:p text:style-name="Text_20_body">‌</text:p>
      <text:p text:style-name="Text_20_body"><text:span text:style-name="Source_20_Text">3. data:{</text:span></text:p>
      <text:p text:style-name="Text_20_body">‌</text:p>
      <text:p text:style-name="Text_20_body"><text:span text:style-name="Source_20_Text">name:'nazmul' </text:span></text:p>
      <text:p text:style-name="Text_20_body">‌</text:p>
      <text:p text:style-name="Text_20_body"><text:span text:style-name="Source_20_Text">} ,</text:span></text:p>
      <text:p text:style-name="Text_20_body">‌</text:p>
      <text:p text:style-name="Text_20_body"><text:span text:style-name="Source_20_Text">holo components gulo 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tent-font" svg:font-family="Content-font, Roboto, sans-serif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1:36:45.343487458</meta:creation-date>
    <dc:date>2020-04-16T21:39:32.424950073</dc:date>
    <meta:editing-duration>PT2M48S</meta:editing-duration>
    <meta:editing-cycles>1</meta:editing-cycles>
    <meta:document-statistic meta:table-count="0" meta:image-count="0" meta:object-count="0" meta:page-count="3" meta:paragraph-count="70" meta:word-count="198" meta:character-count="1031" meta:non-whitespace-character-count="904"/>
    <meta:generator>LibreOffice/6.0.7.3$Linux_X86_64 LibreOffice_project/00m0$Build-3</meta:generator>
  </office:meta>
</office:document-meta>
</file>